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0000" style:font-name="Times New Roman" fo:font-size="14pt" fo:letter-spacing="normal" fo:font-style="normal" fo:font-weight="bold" style:font-size-asian="14pt" style:font-size-complex="14pt" loext:padding-left="0cm" loext:padding-right="0cm" loext:padding-top="0cm" loext:padding-bottom="0.049cm" loext:border-left="none" loext:border-right="none" loext:border-top="none" loext:border-bottom="0.06pt dashed #ccccc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d94d9" officeooo:paragraph-rsid="001d94d9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ed2aa" officeooo:paragraph-rsid="001ed2aa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ed2aa" officeooo:paragraph-rsid="0020d278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20d278" officeooo:paragraph-rsid="0020d278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ed2aa" officeooo:paragraph-rsid="001ed2aa" style:font-size-asian="14pt" style:font-size-complex="14pt" loext:padding-left="0cm" loext:padding-right="0cm" loext:padding-top="0cm" loext:padding-bottom="0.049cm" loext:border-left="none" loext:border-right="none" loext:border-top="none" loext:border-bottom="0.06pt dashed #cccccc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ed2aa" officeooo:paragraph-rsid="0020d278" style:font-size-asian="14pt" style:font-size-complex="14pt" loext:padding-left="0cm" loext:padding-right="0cm" loext:padding-top="0cm" loext:padding-bottom="0.049cm" loext:border-left="none" loext:border-right="none" loext:border-top="none" loext:border-bottom="0.06pt dashed #cccccc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20d278" officeooo:paragraph-rsid="0020d278" style:font-size-asian="14pt" style:font-size-complex="14pt" loext:padding-left="0cm" loext:padding-right="0cm" loext:padding-top="0cm" loext:padding-bottom="0.049cm" loext:border-left="none" loext:border-right="none" loext:border-top="none" loext:border-bottom="0.06pt dashed #cccccc"/>
    </style:style>
    <style:style style:name="P11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20d278" officeooo:paragraph-rsid="0020d278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T1" style:family="text">
      <style:text-properties fo:color="#ff0000" fo:font-weight="bold" loext:padding-left="0cm" loext:padding-right="0cm" loext:padding-top="0cm" loext:padding-bottom="0.049cm" loext:border-left="none" loext:border-right="none" loext:border-top="none" loext:border-bottom="0.06pt dashed #cccccc"/>
    </style:style>
    <style:style style:name="T2" style:family="text">
      <style:text-properties officeooo:rsid="001d94d9"/>
    </style:style>
    <style:style style:name="T3" style:family="text">
      <style:text-properties style:font-weight-asian="normal" style:font-weight-complex="normal"/>
    </style:style>
    <style:style style:name="T4" style:family="text">
      <style:text-properties officeooo:rsid="0022a03b" style:font-weight-asian="normal" style:font-weight-complex="normal"/>
    </style:style>
    <style:style style:name="T5" style:family="text">
      <style:text-properties officeooo:rsid="0022a0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eetings!</text:p>
      <text:p text:style-name="P2"/>
      <text:p text:style-name="P2"><text:span text:style-name="T2">Thank you for shortlisting me</text:span>.</text:p>
      <text:p text:style-name="P2"/>
      <text:p text:style-name="P2">As discussed earlier over the call, the first task as a part of the interview process.</text:p>
      <text:p text:style-name="P2"/>
      <text:p text:style-name="P2">Task to be submitted before <text:span text:style-name="T1">7th April 2018, 5 pm</text:span></text:p>
      <text:p text:style-name="P3"/>
      <text:p text:style-name="P4">This document has been created for the detailled description about the solution that I have created for the given Objective/Problem Statement.</text:p>
      <text:p text:style-name="P4"/>
      <text:p text:style-name="P9">1. Login</text:p>
      <text:p text:style-name="P9">2. Registration</text:p>
      <text:p text:style-name="P9">3. Forgot Password</text:p>
      <text:p text:style-name="P6">4. Todo CRUD operations</text:p>
      <text:list xml:id="list1315055087502172511" text:style-name="L1">
        <text:list-item>
          <text:p text:style-name="P11">Create</text:p>
        </text:list-item>
        <text:list-item>
          <text:p text:style-name="P11">Read</text:p>
        </text:list-item>
        <text:list-item>
          <text:p text:style-name="P11">Update</text:p>
        </text:list-item>
        <text:list-item>
          <text:p text:style-name="P11">Delete</text:p>
          <text:p text:style-name="P11"/>
        </text:list-item>
      </text:list>
      <text:p text:style-name="P4">Front End : (ReactJs and Redux)</text:p>
      <text:p text:style-name="P4"/>
      <text:p text:style-name="P7">1. clone/download zip file</text:p>
      <text:p text:style-name="P7">2. extrarct</text:p>
      <text:p text:style-name="P7">3. cd roadoTest/</text:p>
      <text:p text:style-name="P7">4. npm install</text:p>
      <text:p text:style-name="P7">5. npm start <text:span text:style-name="T5">to run</text:span></text:p>
      <text:p text:style-name="P4"/>
      <text:p text:style-name="P5">Back End : (ExpressJs and MongoDB)</text:p>
      <text:p text:style-name="P5"/>
      <text:p text:style-name="P7">1. clone/download zip file</text:p>
      <text:p text:style-name="P7">2. extrarct</text:p>
      <text:p text:style-name="P7">3. cd roadoBackend/</text:p>
      <text:p text:style-name="P7">4. npm install</text:p>
      <text:p text:style-name="P10"><text:span text:style-name="T3">5. nodemon index.js </text:span><text:span text:style-name="T4">to ru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4:06:44.946395488</meta:creation-date>
    <meta:generator>LibreOffice/5.1.6.2$Linux_X86_64 LibreOffice_project/10m0$Build-2</meta:generator>
    <dc:date>2018-04-07T15:00:21.025033215</dc:date>
    <meta:editing-duration>PT6M11S</meta:editing-duration>
    <meta:editing-cycles>3</meta:editing-cycles>
    <meta:document-statistic meta:table-count="0" meta:image-count="0" meta:object-count="0" meta:page-count="1" meta:paragraph-count="26" meta:word-count="119" meta:character-count="654" meta:non-whitespace-character-count="565"/>
  </office:meta>
</office:document-meta>
</file>